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Arrow" draw:marker-start-width="0.475cm" draw:marker-end-width="0.275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line draw:style-name="gr1" draw:text-style-name="P1" draw:layer="layout" svg:x1="14cm" svg:y1="11cm" svg:x2="14cm" svg:y2="5.1cm">
          <text:p/>
        </draw:line>
        <draw:line draw:style-name="gr1" draw:text-style-name="P1" draw:layer="layout" svg:x1="14cm" svg:y1="11cm" svg:x2="19.2cm" svg:y2="11cm">
          <text:p/>
        </draw:line>
        <draw:line draw:style-name="gr1" draw:text-style-name="P1" draw:layer="layout" svg:x1="14cm" svg:y1="11cm" svg:x2="10cm" svg:y2="13cm">
          <text:p/>
        </draw:line>
        <draw:ellipse draw:style-name="gr2" draw:text-style-name="P1" draw:layer="layout" svg:width="3.2cm" svg:height="3cm" svg:x="12.296cm" svg:y="9.397cm" draw:kind="arc" draw:start-angle="357.23" draw:end-angle="86.29">
          <text:p/>
        </draw:ellipse>
        <draw:ellipse draw:style-name="gr2" draw:text-style-name="P1" draw:layer="layout" svg:width="5.553cm" svg:height="3.765cm" draw:transform="rotate (1.5707963267949) translate (11.996cm 14.957cm)" draw:kind="arc" draw:start-angle="357.23" draw:end-angle="86.29">
          <text:p/>
        </draw:ellipse>
        <draw:ellipse draw:style-name="gr2" draw:text-style-name="P1" draw:layer="layout" svg:width="2.082cm" svg:height="6.877cm" draw:transform="skewX (0.114319066005629) rotate (-1.4465288840529) translate (15.371cm 9.9cm)" draw:kind="arc" draw:start-angle="357.23" draw:end-angle="86.29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9:26:30.382038432</meta:creation-date>
    <dc:date>2014-05-17T09:33:27.667967126</dc:date>
    <meta:editing-duration>P0D</meta:editing-duration>
    <meta:editing-cycles>1</meta:editing-cycles>
    <meta:document-statistic meta:object-count="6"/>
    <meta:generator>LibreOffice/4.1.3.2$Linux_X86_64 LibreOffice_project/410m0$Build-2</meta:generator>
  </office:meta>
</office:document-meta>
</file>